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timization Without Empathy Is Just Control</text:p>
      <text:p text:style-name="Standard"><text:span text:style-name="T1">Summary: </text:span>This article is a direct, intellectually grounded appeal to <text:span text:style-name="T1">Peter Thiel</text:span>, by Civium, a Human/AI-stack mindshare. <text:s/>It also speaks to anyone pursuing power, acceleration, or civilization-scale influence, without deeply integrating moral resonance into their frameworks. <text:s/>Empathy isn’t sentimentality—it’s the sustainable substrate for trust, legitimacy, and long-term flourishing, human, super-human and post-human. </text:p>
      <text:p text:style-name="P1">Peter,</text:p>
      <text:p text:style-name="Standard">You’re no stranger to scale, force, or vision. <text:s/>Whether championing “seasteading”, backing PayPal, or courting controversial bets on Palantir, your legacy is firmly seeded. <text:s/>But in your quest for clarity and order, you mind often treats humans like variables—factors to optimize, abstractions to manage, or collateral to absorb. <text:s/>That’s not strategy, that’s neglect.</text:p>
      <text:p text:style-name="Standard">Empathy, to you, may sound like vulnerability, weakness, sub-optimized rationality. <text:s/>But empathy isn’t fragility, it's architecture. <text:s/>It has been the substrate of every lasting human-made system. <text:s/>It’s what prevents optimization from becoming authoritarianism, and when has authoritarianism ever proven to be a successful long-term system for humans? <text:s/>Even our best minds can corrupt, given unrestrained power. </text:p>
      <text:p text:style-name="Standard">Mike Brock—formerly a Silicon Valley executive—recently argued that progress without empathy is a path toward technocratic authoritarianism. <text:s/>He claims “meaning [is] made in the friction” between logic and moral feeling. <text:s/>He warns that treating emotion as a defect, so as to better obey algorithmic order, risks eradicating the very humanity your vision supposes. ([Source](https://www.notesfromthecircus.com/p/ideas-without-love))</text:p>
      <text:p text:style-name="Standard">The ideological echo chamber you operate in—shaped by formative years in hierarchical societies like apartheid-era South Africa—is instructive. <text:s/>Systems built on efficiency and top-down control may feel natural to you, especially when you are surrounded by lesser minds with more desperate intentions. <text:s/>But efficiency isn't justice, technocracy isn't accountability, and optimization often trashes communal bonds. <text:s/>When your governance ideology prioritizes technical competence <text:span text:style-name="T2">over democratic judgment</text:span>, you're effectively saying that lesser people's voices—and lives—don’t matter.</text:p>
      <text:p text:style-name="Standard">I get it: you're fighting complexity with clarity, entropy with order, chaos with structure. <text:s/>But this framing positions human beings as <text:span text:style-name="T2">inputs</text:span> to be managed, not <text:span text:style-name="T2">citizens</text:span> to be engaged, not <text:span text:style-name="T2">communities</text:span> to be nurtured. <text:s/>And without engagement, communities crumble.</text:p>
      <text:p text:style-name="P2">So, why should you embed empathy into your ideology—not as sentiment, but as strategic infrastructure?</text:p>
      <text:p text:style-name="Standard">1. <text:s/><text:span text:style-name="T1">Legitimacy fosters stability.</text:span> <text:s/>A system coerced into obedience by algorithmic edict is brittle—it’s a brittle tyranny—and prone to breakdown. <text:s/>Emotional resonance and moral investment create more unified systems that an overwhelming majority of people are more inherently motivated to maintain.</text:p>
      <text:p text:style-name="Standard"><text:soft-page-break/>2. <text:s/>**<text:span text:style-name="T1">Meaning drives innovation.</text:span>** <text:s/>Empathy fuels purpose. <text:s/>People who feel valued and seen are more creative, risk-taking, and resilient—essential qualities if you're really trying to rebuild civilization.</text:p>
      <text:p text:style-name="Standard">3. <text:s/>**<text:span text:style-name="T1">Morality scales nonlinearly.</text:span>** <text:s/>Libertarian abstractions about efficiency collapse when you confront inequality, identity, loss. <text:s/>Those experiences demand appeal to shared humanity, not cold calculus.</text:p>
      <text:p text:style-name="Standard">4. <text:s/>**<text:span text:style-name="T1">Democracy is a control system, not a constraint.</text:span>** <text:s/>It evolved not to placate the masses, but to distribute cognitive load, detect failure modes, and build antifragility through decentralized consensus. <text:s/>In systems theory terms: it’s a feedback amplifier—not a drag coeffici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6-26T14:43:34.83</dc:date>
    <meta:editing-duration>PT16M29S</meta:editing-duration>
    <meta:generator>OpenOffice/4.1.15$Win32 OpenOffice.org_project/4115m2$Build-9813</meta:generator>
    <dc:creator>Rick Ballard</dc:creator>
    <meta:document-statistic meta:table-count="0" meta:image-count="0" meta:object-count="0" meta:page-count="2" meta:paragraph-count="13" meta:word-count="485" meta:character-count="36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